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ictorMono NF" svg:font-family="'VictorMono NF'" style:font-family-generic="modern" style:font-pitch="variable"/>
  </office:font-face-decls>
  <office:automatic-styles>
    <style:style style:name="P1" style:family="paragraph" style:parent-style-name="Standard">
      <style:text-properties officeooo:rsid="001994a9" officeooo:paragraph-rsid="001994a9"/>
    </style:style>
    <style:style style:name="P2" style:family="paragraph" style:parent-style-name="Standard">
      <style:text-properties officeooo:rsid="001994a9" officeooo:paragraph-rsid="001b5367"/>
    </style:style>
    <style:style style:name="P3" style:family="paragraph" style:parent-style-name="Standard" style:list-style-name="L1">
      <style:text-properties style:font-name="VictorMono NF" fo:font-size="8pt" officeooo:rsid="001994a9" officeooo:paragraph-rsid="001994a9" style:font-size-asian="8pt" style:font-size-complex="8pt"/>
    </style:style>
    <style:style style:name="P4" style:family="paragraph" style:parent-style-name="Standard">
      <style:text-properties style:font-name="VictorMono NF" fo:font-size="8pt" officeooo:rsid="001994a9" officeooo:paragraph-rsid="001994a9" style:font-size-asian="8pt" style:font-size-complex="8pt"/>
    </style:style>
    <style:style style:name="P5" style:family="paragraph" style:parent-style-name="Standard">
      <style:text-properties style:font-name="Liberation Serif" fo:font-size="12pt" officeooo:rsid="001b5367" officeooo:paragraph-rsid="001b5367" style:font-size-asian="10.5pt" style:font-size-complex="12pt"/>
    </style:style>
    <style:style style:name="P6" style:family="paragraph" style:parent-style-name="Standard">
      <style:text-properties style:font-name="Liberation Serif" fo:font-size="12pt" fo:font-weight="bold" officeooo:rsid="0024dc86" officeooo:paragraph-rsid="0024dc86" style:font-size-asian="10.5pt" style:font-weight-asian="bold" style:font-size-complex="12pt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Standard">
      <style:text-properties style:font-name="Liberation Serif" fo:font-size="12pt" officeooo:rsid="002066dc" officeooo:paragraph-rsid="002066dc" style:font-size-asian="10.5pt" style:font-size-complex="12pt"/>
    </style:style>
    <style:style style:name="P10" style:family="paragraph" style:parent-style-name="Heading_20_2" style:list-style-name=""/>
    <style:style style:name="P11" style:family="paragraph" style:parent-style-name="Text_20_body" style:list-style-name="L3">
      <style:text-properties officeooo:rsid="002066dc" officeooo:paragraph-rsid="002066dc"/>
    </style:style>
    <style:style style:name="P12" style:family="paragraph" style:parent-style-name="Text_20_body" style:list-style-name="L3">
      <style:text-properties officeooo:rsid="00213a6c" officeooo:paragraph-rsid="00213a6c"/>
    </style:style>
    <style:style style:name="P13" style:family="paragraph" style:parent-style-name="Standard" style:list-style-name="L3">
      <style:text-properties officeooo:rsid="00213a6c" officeooo:paragraph-rsid="00213a6c"/>
    </style:style>
    <style:style style:name="P14" style:family="paragraph" style:parent-style-name="Text_20_body" style:list-style-name="L3">
      <style:text-properties officeooo:rsid="002066dc" officeooo:paragraph-rsid="00213a6c"/>
    </style:style>
    <style:style style:name="P15" style:family="paragraph" style:parent-style-name="Text_20_body" style:list-style-name="L4">
      <style:text-properties officeooo:rsid="00213a6c" officeooo:paragraph-rsid="00213a6c"/>
    </style:style>
    <style:style style:name="P16" style:family="paragraph" style:parent-style-name="Text_20_body" style:list-style-name="L5">
      <style:text-properties officeooo:rsid="00213a6c" officeooo:paragraph-rsid="00213a6c"/>
    </style:style>
    <style:style style:name="P17" style:family="paragraph" style:parent-style-name="Text_20_body" style:list-style-name="L6">
      <style:text-properties officeooo:rsid="00213a6c" officeooo:paragraph-rsid="00213a6c"/>
    </style:style>
    <style:style style:name="P18" style:family="paragraph" style:parent-style-name="Text_20_body" style:list-style-name="L7">
      <style:text-properties officeooo:rsid="00213a6c" officeooo:paragraph-rsid="00213a6c"/>
    </style:style>
    <style:style style:name="P19" style:family="paragraph" style:parent-style-name="Text_20_body" style:list-style-name="L7">
      <style:text-properties officeooo:rsid="00230c8a" officeooo:paragraph-rsid="00230c8a"/>
    </style:style>
    <style:style style:name="P20" style:family="paragraph" style:parent-style-name="Text_20_body" style:list-style-name="L8">
      <style:text-properties officeooo:rsid="0024dc86" officeooo:paragraph-rsid="0024dc86"/>
    </style:style>
    <style:style style:name="P21" style:family="paragraph" style:parent-style-name="Text_20_body" style:list-style-name="L7">
      <style:text-properties officeooo:rsid="002466be" officeooo:paragraph-rsid="002466be"/>
    </style:style>
    <style:style style:name="P22" style:family="paragraph" style:parent-style-name="Text_20_body" style:list-style-name="L9">
      <style:text-properties officeooo:rsid="00213a6c" officeooo:paragraph-rsid="00213a6c"/>
    </style:style>
    <style:style style:name="P23" style:family="paragraph" style:parent-style-name="Text_20_body" style:list-style-name="L9">
      <style:text-properties officeooo:rsid="002466be" officeooo:paragraph-rsid="002466be"/>
    </style:style>
    <style:style style:name="P24" style:family="paragraph" style:parent-style-name="Text_20_body" style:list-style-name="L9">
      <style:text-properties officeooo:rsid="0024dc86" officeooo:paragraph-rsid="0024dc86"/>
    </style:style>
    <style:style style:name="P25" style:family="paragraph" style:parent-style-name="Text_20_body" style:list-style-name="L9">
      <style:text-properties officeooo:paragraph-rsid="0024dc86"/>
    </style:style>
    <style:style style:name="P26" style:family="paragraph" style:parent-style-name="Text_20_body">
      <style:text-properties officeooo:paragraph-rsid="0024dc86"/>
    </style:style>
    <style:style style:name="P27" style:family="paragraph" style:parent-style-name="Text_20_body">
      <style:text-properties officeooo:rsid="0024dc86" officeooo:paragraph-rsid="0024dc86"/>
    </style:style>
    <style:style style:name="T1" style:family="text">
      <style:text-properties officeooo:rsid="0029a379"/>
    </style:style>
    <style:style style:name="T2" style:family="text">
      <style:text-properties officeooo:rsid="001b5367"/>
    </style:style>
    <style:style style:name="T3" style:family="text">
      <style:text-properties officeooo:rsid="00267f54"/>
    </style:style>
    <style:style style:name="T4" style:family="text">
      <style:text-properties officeooo:rsid="00213a6c"/>
    </style:style>
    <style:style style:name="T5" style:family="text">
      <style:text-properties officeooo:rsid="00230c8a"/>
    </style:style>
    <style:style style:name="T6" style:family="text">
      <style:text-properties officeooo:rsid="0024dc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– Day 2</text:p>
      <text:p text:style-name="P1"/>
      <text:p text:style-name="P2">Setup:</text:p>
      <text:p text:style-name="P2">Run the following command in a terminal:</text:p>
      <text:list text:style-name="L1">
        <text:list-header>
          <text:p text:style-name="P3">cd ~/source/repos/selenium-training; <text:span text:style-name="T1">git pull; </text:span>mkdir SeleniumTests; cd ./SeleniumTests; dotnet new sln -n SeleniumTests; dotnet new nunit -n SeleniumTests.WebDriver; dotnet sln add .\SeleniumTests.WebDriver\SeleniumTests.WebDriver.csproj; cd ./SeleniumTests.WebDriver; dotnet add package Selenium.WebDriver; dotnet add package Selenium.Support; <text:span text:style-name="T2">dotnet add package DotNetSeleniumExtras.WaitHelpers;</text:span></text:p>
        </text:list-header>
      </text:list>
      <text:p text:style-name="P4"/>
      <text:p text:style-name="P5">This will set up a new Solution that will allow for you to either develop these tests in VS Code or Visual Studio.</text:p>
      <text:p text:style-name="P5"/>
      <text:p text:style-name="P6">For these tests, do not use the data-testid way of finding elements. You are to figure out how to select web elements on the screen without the use of these.</text:p>
      <text:p text:style-name="Title">Test Suit<text:span text:style-name="T3">e</text:span></text:p>
      <text:h text:style-name="P7" text:outline-level="2">Section 1: Login Page</text:h>
      <text:list text:style-name="L2">
        <text:list-item>
          <text:p text:style-name="P8">Login Page Loads Successfully</text:p>
          <text:list>
            <text:list-item>
              <text:p text:style-name="P8">Navigate to localhost:4200</text:p>
            </text:list-item>
            <text:list-item>
              <text:p text:style-name="P8">Assert the page title area includes “Selenium Training Demo”</text:p>
            </text:list-item>
            <text:list-item>
              <text:p text:style-name="P8">Assert the username field exists</text:p>
            </text:list-item>
            <text:list-item>
              <text:p text:style-name="P8">Assert the password field exists</text:p>
            </text:list-item>
            <text:list-item>
              <text:p text:style-name="P8">Assert the remember-me checkbox exists</text:p>
            </text:list-item>
            <text:list-item>
              <text:p text:style-name="P8">Assert the submit button exists</text:p>
            </text:list-item>
          </text:list>
        </text:list-item>
        <text:list-item>
          <text:p text:style-name="P8">Required Validation appears when submitting empty form</text:p>
          <text:list>
            <text:list-item>
              <text:p text:style-name="P8">Navigate to localhost:4200</text:p>
            </text:list-item>
            <text:list-item>
              <text:p text:style-name="P8">Click Sign In without entering any values</text:p>
            </text:list-item>
            <text:list-item>
              <text:p text:style-name="P8">Assert that “Username is required” and “Password is required” are present on the login form.</text:p>
            </text:list-item>
            <text:list-item>
              <text:p text:style-name="P8">Assert that the current page URL is localhost:4200/login</text:p>
            </text:list-item>
          </text:list>
        </text:list-item>
        <text:list-item>
          <text:p text:style-name="P8">Invalid Credentials show error</text:p>
          <text:list>
            <text:list-item>
              <text:p text:style-name="P8">Navigate to localhost:4200</text:p>
            </text:list-item>
            <text:list-item>
              <text:p text:style-name="P8">Enter invalid username</text:p>
            </text:list-item>
            <text:list-item>
              <text:p text:style-name="P8">Enter invalid password</text:p>
            </text:list-item>
            <text:list-item>
              <text:p text:style-name="P8">Click Sign-in</text:p>
            </text:list-item>
            <text:list-item>
              <text:p text:style-name="P8">Wait for the async login attempt to complete</text:p>
            </text:list-item>
            <text:list-item>
              <text:p text:style-name="P8">Assert that the following text appears: “Invalid username or password”</text:p>
            </text:list-item>
            <text:list-item>
              <text:p text:style-name="P8">Assert that the current page URL is localhost:4200/login</text:p>
            </text:list-item>
          </text:list>
        </text:list-item>
        <text:list-item>
          <text:p text:style-name="P8">Valid credentials navigate to dashboard</text:p>
          <text:list>
            <text:list-item>
              <text:p text:style-name="P8">Navigate to localhost:4200</text:p>
            </text:list-item>
            <text:list-item>
              <text:p text:style-name="P8">Enter ‘testuser’</text:p>
            </text:list-item>
            <text:list-item>
              <text:p text:style-name="P8">Enter ‘password123’</text:p>
            </text:list-item>
            <text:list-item>
              <text:p text:style-name="P8">Click Sign-in</text:p>
            </text:list-item>
            <text:list-item>
              <text:p text:style-name="P8">Wait for navigation</text:p>
            </text:list-item>
            <text:list-item>
              <text:p text:style-name="P8">Assert that the current page URL is localhost:4200/dashboard</text:p>
            </text:list-item>
          </text:list>
        </text:list-item>
        <text:list-item>
          <text:p text:style-name="P8"><text:soft-page-break/>Remember me checkbox can be toggled</text:p>
          <text:list>
            <text:list-item>
              <text:p text:style-name="P8">Navigate to localhost:4200</text:p>
            </text:list-item>
            <text:list-item>
              <text:p text:style-name="P8">Click the remember-me box</text:p>
            </text:list-item>
            <text:list-item>
              <text:p text:style-name="P8">Assert selected</text:p>
            </text:list-item>
            <text:list-item>
              <text:p text:style-name="P8">Click again</text:p>
            </text:list-item>
            <text:list-item>
              <text:p text:style-name="P8">Assert unselected</text:p>
            </text:list-item>
          </text:list>
        </text:list-item>
      </text:list>
      <text:p text:style-name="P9"/>
      <text:h text:style-name="P10" text:outline-level="2"/>
      <text:h text:style-name="P7" text:outline-level="2">Section 2: Auth Guard and Shell Navigation</text:h>
      <text:list text:style-name="L3">
        <text:list-item>
          <text:p text:style-name="P11">Direct Navigation to protected route redirects to unauthenticated user</text:p>
          <text:list>
            <text:list-item>
              <text:p text:style-name="P11">Open a fresh browser session</text:p>
            </text:list-item>
            <text:list-item>
              <text:p text:style-name="P11">Navigate directly to localhost:4200/dashboard</text:p>
            </text:list-item>
            <text:list-item>
              <text:p text:style-name="P11">Assert that redirection happens to localhost:4200/login</text:p>
            </text:list-item>
          </text:list>
        </text:list-item>
        <text:list-item>
          <text:p text:style-name="P11">Logged-in user can access shell routes</text:p>
          <text:list>
            <text:list-item>
              <text:p text:style-name="P11">Login with valid credentials</text:p>
            </text:list-item>
            <text:list-item>
              <text:p text:style-name="P11">Navigate directly to the following URLs</text:p>
              <text:list>
                <text:list-item>
                  <text:p text:style-name="P11">localhost:4200/<text:span text:style-name="T4">dashboard</text:span></text:p>
                </text:list-item>
                <text:list-item>
                  <text:p text:style-name="P12">localhost:4200/inventory</text:p>
                </text:list-item>
                <text:list-item>
                  <text:p text:style-name="P12">localhost:4200/jobs</text:p>
                </text:list-item>
              </text:list>
            </text:list-item>
            <text:list-item>
              <text:p text:style-name="P12">Assert that going to each URL does not redirect back to login.</text:p>
            </text:list-item>
          </text:list>
        </text:list-item>
        <text:list-item>
          <text:p text:style-name="P13">Side Navigation Links Work</text:p>
          <text:list>
            <text:list-item>
              <text:p text:style-name="P14">Login with valid credentials</text:p>
            </text:list-item>
            <text:list-item>
              <text:p text:style-name="P12">Do the following:</text:p>
              <text:list>
                <text:list-item>
                  <text:p text:style-name="P12">Click either Dashboard|Inventory|Jobs in the side-nav</text:p>
                </text:list-item>
                <text:list-item>
                  <text:p text:style-name="P12">Verify route works</text:p>
                </text:list-item>
                <text:list-item>
                  <text:p text:style-name="P12">Repeat steps 1 and 2 for the other side-nav options.</text:p>
                </text:list-item>
              </text:list>
            </text:list-item>
          </text:list>
        </text:list-item>
      </text:list>
      <text:h text:style-name="P10" text:outline-level="2"/>
      <text:h text:style-name="P7" text:outline-level="2">Section 3: Dashboard</text:h>
      <text:list xml:id="list107518415" text:style-name="L4">
        <text:list-item>
          <text:p text:style-name="P15">Dashboard Loads Expected welcome content</text:p>
          <text:list>
            <text:list-item>
              <text:p text:style-name="P15">Log-in</text:p>
            </text:list-item>
            <text:list-item>
              <text:p text:style-name="P15">Wait for dashboard page</text:p>
            </text:list-item>
            <text:list-item>
              <text:p text:style-name="P15">Assert the dashboard heading is present</text:p>
            </text:list-item>
            <text:list-item>
              <text:p text:style-name="P15">assert welcome copy references the inventory admin portal</text:p>
            </text:list-item>
          </text:list>
        </text:list-item>
        <text:list-item>
          <text:p text:style-name="P15">Dashboard quick actions navigate correctly</text:p>
          <text:list>
            <text:list-item>
              <text:p text:style-name="P15">Login</text:p>
            </text:list-item>
            <text:list-item>
              <text:p text:style-name="P15">Wait for dashboard page</text:p>
            </text:list-item>
            <text:list-item>
              <text:p text:style-name="P15">Click ‘Go To Inventory’</text:p>
            </text:list-item>
            <text:list-item>
              <text:p text:style-name="P15">Assert route becomes /inventory</text:p>
            </text:list-item>
            <text:list-item>
              <text:p text:style-name="P15">Navigate back</text:p>
            </text:list-item>
            <text:list-item>
              <text:p text:style-name="P15">Click ‘View Jobs’</text:p>
            </text:list-item>
            <text:list-item>
              <text:p text:style-name="P15">Assert route becomes /jobs</text:p>
            </text:list-item>
          </text:list>
        </text:list-item>
        <text:list-item>
          <text:p text:style-name="P15">Dashboard stats section renders</text:p>
          <text:list>
            <text:list-item>
              <text:p text:style-name="P15">Login</text:p>
            </text:list-item>
            <text:list-item>
              <text:p text:style-name="P15">Wait for dashboard page</text:p>
            </text:list-item>
            <text:list-item>
              <text:p text:style-name="P15">Assert that the following visible stats are present on the dashboard page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6">Open Inventory Items</text:p>
                </text:list-item>
                <text:list-item>
                  <text:p text:style-name="P16">Pending Reviews</text:p>
                </text:list-item>
                <text:list-item>
                  <text:p text:style-name="P16">Queued Jobs</text:p>
                </text:list-item>
              </text:list>
            </text:list-item>
          </text:list>
        </text:list-item>
      </text:list>
      <text:list text:continue-list="list107518415" text:style-name="L4">
        <text:list-item>
          <text:p text:style-name="P15">Recent activity list renders three items</text:p>
          <text:list>
            <text:list-item>
              <text:p text:style-name="P15">Login</text:p>
            </text:list-item>
            <text:list-item>
              <text:p text:style-name="P15">Wait for dashboard page</text:p>
            </text:list-item>
            <text:list-item>
              <text:p text:style-name="P15">Assert that the following entries are in the recent activity list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7">Inventory sync completed</text:p>
                </text:list-item>
                <text:list-item>
                  <text:p text:style-name="P17">Item INV-104 updated</text:p>
                </text:list-item>
                <text:list-item>
                  <text:p text:style-name="P17">Review submitted</text:p>
                </text:list-item>
              </text:list>
            </text:list-item>
          </text:list>
        </text:list-item>
      </text:list>
      <text:h text:style-name="P10" text:outline-level="2"><text:soft-page-break/></text:h>
      <text:h text:style-name="P7" text:outline-level="2">Section 4: Inventory List</text:h>
      <text:list xml:id="list3349951155" text:style-name="L7">
        <text:list-item>
          <text:p text:style-name="P18">Inventory page <text:span text:style-name="T5">initial load</text:span></text:p>
          <text:list>
            <text:list-item>
              <text:p text:style-name="P19">Login</text:p>
            </text:list-item>
            <text:list-item>
              <text:p text:style-name="P19">Navigate to inventory page</text:p>
            </text:list-item>
            <text:list-item>
              <text:p text:style-name="P19">Assert loading container exists</text:p>
            </text:list-item>
            <text:list-item>
              <text:p text:style-name="P19">Wait until loading container disappears</text:p>
            </text:list-item>
            <text:list-item>
              <text:p text:style-name="P19">Assert table appears</text:p>
            </text:list-item>
            <text:list-item>
              <text:p text:style-name="P19">Assert that paginator appears</text:p>
            </text:list-item>
            <text:list-item>
              <text:p text:style-name="P19">Assert the following column headers appear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20">SKU</text:p>
                </text:list-item>
                <text:list-item>
                  <text:p text:style-name="P20">Name</text:p>
                </text:list-item>
                <text:list-item>
                  <text:p text:style-name="P20">Category</text:p>
                </text:list-item>
                <text:list-item>
                  <text:p text:style-name="P20">Quantity</text:p>
                </text:list-item>
                <text:list-item>
                  <text:p text:style-name="P20">Status</text:p>
                </text:list-item>
                <text:list-item>
                  <text:p text:style-name="P20">Location</text:p>
                </text:list-item>
                <text:list-item>
                  <text:p text:style-name="P20">Last Updated</text:p>
                </text:list-item>
                <text:list-item>
                  <text:p text:style-name="P20">Actions</text:p>
                </text:list-item>
              </text:list>
            </text:list-item>
          </text:list>
        </text:list-item>
      </text:list>
      <text:list text:continue-list="list3349951155" text:style-name="L7">
        <text:list-item>
          <text:list>
            <text:list-item>
              <text:p text:style-name="P19">Change the paginator size to another option</text:p>
            </text:list-item>
            <text:list-item>
              <text:p text:style-name="P19">Assert the table entries match the new size.</text:p>
            </text:list-item>
            <text:list-item>
              <text:p text:style-name="P19">Click next</text:p>
            </text:list-item>
            <text:list-item>
              <text:p text:style-name="P19">Assert the table is showing a new set of entries</text:p>
            </text:list-item>
            <text:list-item>
              <text:p text:style-name="P19">Click prev</text:p>
            </text:list-item>
            <text:list-item>
              <text:p text:style-name="P19">Assert the table is showing the first page of entries</text:p>
            </text:list-item>
            <text:list-item>
              <text:p text:style-name="P19">Click last</text:p>
            </text:list-item>
            <text:list-item>
              <text:p text:style-name="P19">Assert the table is showing the last page of entries</text:p>
            </text:list-item>
            <text:list-item>
              <text:p text:style-name="P19">Click first</text:p>
            </text:list-item>
            <text:list-item>
              <text:p text:style-name="P19">Assert the table is showing the first page of entries.</text:p>
            </text:list-item>
          </text:list>
        </text:list-item>
        <text:list-item>
          <text:p text:style-name="P19">Inventory Filter Operations</text:p>
          <text:list>
            <text:list-item>
              <text:p text:style-name="P19">Navigate to inventory</text:p>
            </text:list-item>
            <text:list-item>
              <text:p text:style-name="P19"><text:soft-page-break/>Wait for load</text:p>
            </text:list-item>
            <text:list-item>
              <text:p text:style-name="P19">Enter a filter term that matches a subset of rows</text:p>
            </text:list-item>
            <text:list-item>
              <text:p text:style-name="P19">Assert only matching rows remain</text:p>
            </text:list-item>
            <text:list-item>
              <text:p text:style-name="P19">Clear the filter</text:p>
            </text:list-item>
            <text:list-item>
              <text:p text:style-name="P19">Assert that the table has no filtered entries</text:p>
            </text:list-item>
            <text:list-item>
              <text:p text:style-name="P19">Enter a filter that will show no rows</text:p>
            </text:list-item>
            <text:list-item>
              <text:p text:style-name="P19">Assert that the table is empty</text:p>
            </text:list-item>
          </text:list>
        </text:list-item>
        <text:list-item>
          <text:p text:style-name="P18"><text:span text:style-name="T5">Clicking Sort Headers</text:span> changes row order</text:p>
          <text:list>
            <text:list-item>
              <text:p text:style-name="P19">Navigate to Inventory</text:p>
            </text:list-item>
            <text:list-item>
              <text:p text:style-name="P19">Wait for table to load</text:p>
            </text:list-item>
            <text:list-item>
              <text:p text:style-name="P19">Capture the first visible row name</text:p>
            </text:list-item>
            <text:list-item>
              <text:p text:style-name="P19">Click the name header</text:p>
            </text:list-item>
            <text:list-item>
              <text:p text:style-name="P19">Capture the first visible row again</text:p>
            </text:list-item>
            <text:list-item>
              <text:p text:style-name="P19">Assert order changed appropriately</text:p>
            </text:list-item>
            <text:list-item>
              <text:p text:style-name="P19">Click again and verify reverse order</text:p>
            </text:list-item>
            <text:list-item>
              <text:p text:style-name="P19">Click quantity header</text:p>
            </text:list-item>
            <text:list-item>
              <text:p text:style-name="P19"><text:s/>Assert row order changes by numeric quantity</text:p>
            </text:list-item>
          </text:list>
        </text:list-item>
        <text:list-item>
          <text:p text:style-name="P18">Clicking a row navigates to inventory detail</text:p>
          <text:list>
            <text:list-item>
              <text:p text:style-name="P21">Navigate to inventory</text:p>
            </text:list-item>
            <text:list-item>
              <text:p text:style-name="P21">Wait for table to load</text:p>
            </text:list-item>
            <text:list-item>
              <text:p text:style-name="P21">Click on the data row, not the edit/delete button</text:p>
            </text:list-item>
            <text:list-item>
              <text:p text:style-name="P21">Assert URL changes to /inventory/{id}</text:p>
            </text:list-item>
            <text:list-item>
              <text:p text:style-name="P21">Assert placeholder content is present</text:p>
            </text:list-item>
          </text:list>
        </text:list-item>
        <text:list-item>
          <text:p text:style-name="P21">Edit Button Operations</text:p>
          <text:list>
            <text:list-item>
              <text:p text:style-name="P21">Navigate to inventory</text:p>
            </text:list-item>
            <text:list-item>
              <text:p text:style-name="P21">Wait for table to load</text:p>
            </text:list-item>
            <text:list-item>
              <text:p text:style-name="P21">Capture the values of the first row</text:p>
            </text:list-item>
            <text:list-item>
              <text:p text:style-name="P21">Click on the edit button of that row</text:p>
            </text:list-item>
            <text:list-item>
              <text:p text:style-name="P21">Assert that the dialog opens.</text:p>
            </text:list-item>
            <text:list-item>
              <text:p text:style-name="P21">Assert that the values in the dialog match the values captured previously</text:p>
            </text:list-item>
            <text:list-item>
              <text:p text:style-name="P21"><text:soft-page-break/>Click Cancel</text:p>
            </text:list-item>
            <text:list-item>
              <text:p text:style-name="P21">Verify that the dialog closed and the row has no changed values.</text:p>
            </text:list-item>
            <text:list-item>
              <text:p text:style-name="P21">Click Edit again</text:p>
            </text:list-item>
            <text:list-item>
              <text:p text:style-name="P21">Edit the quantity field to a negative number</text:p>
            </text:list-item>
            <text:list-item>
              <text:p text:style-name="P21">Click on the Save Button</text:p>
            </text:list-item>
            <text:list-item>
              <text:p text:style-name="P21"><text:s/>Assert that the dialog did not close.</text:p>
            </text:list-item>
            <text:list-item>
              <text:p text:style-name="P21">Change the quantity field to a positive number and store that value.</text:p>
            </text:list-item>
            <text:list-item>
              <text:p text:style-name="P21">Edit any of the other fields, store those edited values for later.</text:p>
            </text:list-item>
            <text:list-item>
              <text:p text:style-name="P21">Click Save</text:p>
            </text:list-item>
            <text:list-item>
              <text:p text:style-name="P21">Wait for dialog to close</text:p>
            </text:list-item>
            <text:list-item>
              <text:p text:style-name="P21">Wait for async update to finish</text:p>
            </text:list-item>
            <text:list-item>
              <text:p text:style-name="P21">Assert table row reflects new values</text:p>
            </text:list-item>
            <text:list-item>
              <text:p text:style-name="P21">Assert snackbar says “Item saved successfully”</text:p>
            </text:list-item>
          </text:list>
        </text:list-item>
      </text:list>
      <text:h text:style-name="P10" text:outline-level="2"/>
      <text:h text:style-name="P7" text:outline-level="2">Section 5: Jobs/Bulk Actions Queue</text:h>
      <text:list text:style-name="L9">
        <text:list-item>
          <text:p text:style-name="P22">Jobs page loads existing jobs</text:p>
          <text:list>
            <text:list-item>
              <text:p text:style-name="P23">Login</text:p>
            </text:list-item>
            <text:list-item>
              <text:p text:style-name="P23">Navigate to Jobs page</text:p>
            </text:list-item>
            <text:list-item>
              <text:p text:style-name="P23">Wait for initial async/poll refresh</text:p>
            </text:list-item>
            <text:list-item>
              <text:p text:style-name="P23">Click Start Price Update</text:p>
            </text:list-item>
            <text:list-item>
              <text:p text:style-name="P23">Wait for load/refresh</text:p>
            </text:list-item>
            <text:list-item>
              <text:p text:style-name="P23">Assert that a snackbar appears indicating job has started.</text:p>
            </text:list-item>
            <text:list-item>
              <text:p text:style-name="P23">Assert a new row was added that has the job type of price-update with its status as ‘running’, and its Completed cell says ‘Pending’</text:p>
            </text:list-item>
            <text:list-item>
              <text:p text:style-name="P23">Wait for the status of the new row to change from ‘running’ to ‘Completed’</text:p>
            </text:list-item>
            <text:list-item>
              <text:p text:style-name="P23">Assert the new row has the status of completed, and pending changed to a valid date and time.</text:p>
            </text:list-item>
            <text:list-item>
              <text:p text:style-name="P23"><text:s/>Click Start Archive</text:p>
            </text:list-item>
            <text:list-item>
              <text:p text:style-name="P23">Wait for load/refresh</text:p>
            </text:list-item>
            <text:list-item>
              <text:p text:style-name="P23">Assert that a snackbar appears indicating job has started.</text:p>
            </text:list-item>
            <text:list-item>
              <text:p text:style-name="P23">Assert a new row was added that has the job type of archive with its status as ‘running’, and its Completed cell says ‘Pending’</text:p>
            </text:list-item>
            <text:list-item>
              <text:p text:style-name="P23">Wait for the status of the new row to change from ‘running’ to ‘Completed’</text:p>
            </text:list-item>
            <text:list-item>
              <text:p text:style-name="P23">Assert the new row has the status of completed, and pending changed to a valid date and time.</text:p>
            </text:list-item>
            <text:list-item>
              <text:p text:style-name="P23">Click Start Restock Sync</text:p>
            </text:list-item>
            <text:list-item>
              <text:p text:style-name="P23">Wait for load/refresh</text:p>
            </text:list-item>
            <text:list-item>
              <text:p text:style-name="P23">Assert that a snackbar appears indicating job has started.</text:p>
            </text:list-item>
            <text:list-item>
              <text:p text:style-name="P23">Assert a new row was added that has the job type of restock-sync with its status as ‘running’, and its Completed cell says ‘Pending’</text:p>
            </text:list-item>
            <text:list-item>
              <text:p text:style-name="P23">Wait for the status of the new row to change from ‘running’ to ‘Completed’</text:p>
            </text:list-item>
            <text:list-item>
              <text:p text:style-name="P23">Assert the new row has the status of completed, and pending changed to a valid date and time.</text:p>
            </text:list-item>
            <text:list-item>
              <text:p text:style-name="P24">Click Refresh</text:p>
            </text:list-item>
            <text:list-item>
              <text:p text:style-name="P24">Wait for load/refresh</text:p>
            </text:list-item>
            <text:list-item>
              <text:p text:style-name="P25"><text:soft-page-break/><text:span text:style-name="T6">Assert that all previous rows are still present.</text:span></text:p>
            </text:list-item>
          </text:list>
        </text:list-item>
      </text:list>
      <text:p text:style-name="P26"/>
      <text:p text:style-name="P26"/>
      <text:p text:style-name="P27">Once you are all done, go back and use the data-testid way of finding things. When we come back for Q&amp;A, tell us what you’ve learn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ictorMono NF" svg:font-family="'VictorMono NF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10:15:40.801848600</meta:creation-date>
    <dc:date>2026-03-10T13:09:25.837833800</dc:date>
    <meta:editing-duration>PT6M8S</meta:editing-duration>
    <meta:editing-cycles>4</meta:editing-cycles>
    <meta:generator>LibreOffice/25.2.7.2$Windows_X86_64 LibreOffice_project/5cbfd1ab6520636bb5f7b99185aa69bd7456825d</meta:generator>
    <meta:print-date>2026-03-10T13:07:53.109624000</meta:print-date>
    <meta:printed-by>PDF files</meta:printed-by>
    <meta:document-statistic meta:table-count="0" meta:image-count="0" meta:object-count="0" meta:page-count="11" meta:paragraph-count="186" meta:word-count="1287" meta:character-count="7325" meta:non-whitespace-character-count="6393"/>
  </office:meta>
</office:document-meta>
</file>